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3902" officeooo:paragraph-rsid="00233902"/>
    </style:style>
    <style:style style:name="P2" style:family="paragraph" style:parent-style-name="Standard">
      <style:text-properties officeooo:rsid="001f79fe" officeooo:paragraph-rsid="001f79fe"/>
    </style:style>
    <style:style style:name="P3" style:family="paragraph" style:parent-style-name="Standard">
      <style:paragraph-properties fo:margin-top="0.0398in" fo:margin-bottom="0.0398in" loext:contextual-spacing="false"/>
      <style:text-properties officeooo:paragraph-rsid="001f79fe"/>
    </style:style>
    <style:style style:name="P4" style:family="paragraph" style:parent-style-name="Standard">
      <style:paragraph-properties fo:margin-top="0.0398in" fo:margin-bottom="0.0398in" loext:contextual-spacing="false"/>
      <style:text-properties officeooo:rsid="001f79fe" officeooo:paragraph-rsid="001f79fe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indent="0in" style:auto-text-indent="false" fo:background-color="transparent">
        <style:tab-stops>
          <style:tab-stop style:position="7.6874in"/>
        </style:tab-stops>
      </style:paragraph-properties>
      <style:text-properties officeooo:paragraph-rsid="0023e807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indent="0in" style:auto-text-indent="false" fo:background-color="transparent">
        <style:tab-stops>
          <style:tab-stop style:position="7.6874in"/>
        </style:tab-stops>
      </style:paragraph-properties>
      <style:text-properties officeooo:paragraph-rsid="00297a76"/>
    </style:style>
    <style:style style:name="T1" style:family="text">
      <style:text-properties officeooo:rsid="001f79fe"/>
    </style:style>
    <style:style style:name="T2" style:family="text">
      <style:text-properties officeooo:rsid="002116d6"/>
    </style:style>
    <style:style style:name="T3" style:family="text">
      <style:text-properties style:text-underline-style="solid" style:text-underline-width="auto" style:text-underline-color="font-color" officeooo:rsid="001f79fe"/>
    </style:style>
    <style:style style:name="T4" style:family="text">
      <style:text-properties style:text-underline-style="solid" style:text-underline-width="auto" style:text-underline-color="font-color" officeooo:rsid="002116d6"/>
    </style:style>
    <style:style style:name="T5" style:family="text">
      <style:text-properties style:text-underline-style="solid" style:text-underline-width="auto" style:text-underline-color="font-color" officeooo:rsid="00287bf0"/>
    </style:style>
    <style:style style:name="T6" style:family="text">
      <style:text-properties style:text-underline-style="solid" style:text-underline-width="auto" style:text-underline-color="font-color" officeooo:rsid="002b6519"/>
    </style:style>
    <style:style style:name="T7" style:family="text">
      <style:text-properties style:text-underline-style="none" officeooo:rsid="001f79fe"/>
    </style:style>
    <style:style style:name="T8" style:family="text">
      <style:text-properties style:text-underline-style="none" officeooo:rsid="002116d6"/>
    </style:style>
    <style:style style:name="T9" style:family="text">
      <style:text-properties style:text-underline-style="none" officeooo:rsid="00287bf0"/>
    </style:style>
    <style:style style:name="T10" style:family="text">
      <style:text-properties style:text-underline-style="none" officeooo:rsid="0024faa6"/>
    </style:style>
    <style:style style:name="T11" style:family="text">
      <style:text-properties style:text-underline-style="none" officeooo:rsid="002b6519"/>
    </style:style>
    <style:style style:name="T12" style:family="text">
      <style:text-properties fo:font-weight="bold" officeooo:rsid="001f79fe" style:font-weight-asian="bold" style:font-weight-complex="bold"/>
    </style:style>
    <style:style style:name="T13" style:family="text">
      <style:text-properties fo:font-weight="bold" officeooo:rsid="002116d6" style:font-weight-asian="bold" style:font-weight-complex="bold"/>
    </style:style>
    <style:style style:name="T14" style:family="text">
      <style:text-properties fo:font-weight="bold" officeooo:rsid="00297a76" style:font-weight-asian="bold" style:font-weight-complex="bold"/>
    </style:style>
    <style:style style:name="T15" style:family="text">
      <style:text-properties fo:font-weight="bold" officeooo:rsid="002b6519" style:font-weight-asian="bold" style:font-weight-complex="bold"/>
    </style:style>
    <style:style style:name="T16" style:family="text">
      <style:text-properties officeooo:rsid="0023e807"/>
    </style:style>
    <style:style style:name="T17" style:family="text">
      <style:text-properties officeooo:rsid="00280b72"/>
    </style:style>
    <style:style style:name="T18" style:family="text">
      <style:text-properties officeooo:rsid="002b6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ional Schemas</text:p>
      <text:p text:style-name="P2">Randomly Assigned 6</text:p>
      <text:p text:style-name="P1"/>
      <text:p text:style-name="P1">* <text:span text:style-name="T16">indicates foreign key</text:span></text:p>
      <text:p text:style-name="P1"/>
      <text:p text:style-name="P3"><text:span text:style-name="T12">User </text:span><text:span text:style-name="T1">(</text:span><text:span text:style-name="T6">Userid</text:span><text:span text:style-name="T1">, name, pass)</text:span></text:p>
      <text:p text:style-name="P5"><text:span text:style-name="T12">T</text:span><text:span text:style-name="T15">asty</text:span><text:span text:style-name="T12"> </text:span><text:span text:style-name="T1">(</text:span><text:span text:style-name="T3">TastyName</text:span><text:span text:style-name="T1">, CalsServing, GramsFat, GramsProtein, GramsCarbs)</text:span></text:p>
      <text:p text:style-name="P6"><text:span text:style-name="T13">Exercise </text:span><text:span text:style-name="T2">(</text:span><text:span text:style-name="T4">exerciseName</text:span><text:span text:style-name="T2">, type, calsHour)</text:span></text:p>
      <text:p text:style-name="P6"><text:span text:style-name="T13">Chemical </text:span><text:span text:style-name="T2">(</text:span><text:span text:style-name="T4">chemName</text:span><text:span text:style-name="T2">, daily)</text:span></text:p>
      <text:p text:style-name="P6"><text:span text:style-name="T13">W</text:span><text:span text:style-name="T14">orkout</text:span><text:span text:style-name="T13"> </text:span><text:span text:style-name="T2">(</text:span><text:span text:style-name="T4">Userid*</text:span><text:span text:style-name="T2">, </text:span><text:span text:style-name="T4">date</text:span><text:span text:style-name="T5">Time</text:span><text:span text:style-name="T2">, length, </text:span><text:span text:style-name="T4">exerciseName*</text:span><text:span text:style-name="T8">, </text:span><text:span text:style-name="T10">intensity</text:span><text:span text:style-name="T2">)</text:span></text:p>
      <text:p text:style-name="P5"><text:span text:style-name="T12">Weighs </text:span><text:span text:style-name="T1">(</text:span><text:span text:style-name="T3">Userid*</text:span><text:span text:style-name="T1">, </text:span><text:span text:style-name="T3">date</text:span><text:span text:style-name="T5">Time</text:span><text:span text:style-name="T1">, p</text:span><text:span text:style-name="T7">ounds</text:span><text:span text:style-name="T1">)</text:span></text:p>
      <text:p text:style-name="P3"><text:span text:style-name="T12">Eat</text:span><text:span text:style-name="T15">s</text:span><text:span text:style-name="T12"> </text:span><text:span text:style-name="T1">(</text:span><text:span text:style-name="T3">EatsID</text:span><text:span text:style-name="T1">, </text:span><text:span text:style-name="T11">Userid</text:span><text:span text:style-name="T7">*, </text:span><text:span text:style-name="T11">eating_date</text:span><text:span text:style-name="T7">, </text:span><text:span text:style-name="T11">A</text:span><text:span text:style-name="T7">mount</text:span><text:span text:style-name="T11">Serving</text:span><text:span text:style-name="T7">, T</text:span><text:span text:style-name="T11">asty</text:span><text:span text:style-name="T7">Name*)</text:span></text:p>
      <text:p text:style-name="P3"><text:span text:style-name="T12">Contains </text:span><text:span text:style-name="T1">(</text:span><text:span text:style-name="T6">Tasty</text:span><text:span text:style-name="T4">Name*</text:span><text:span text:style-name="T2">, </text:span><text:span text:style-name="T4">chemName*</text:span><text:span text:style-name="T2">, amountChem)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6:11:53.592000000</meta:creation-date>
    <dc:date>2020-12-02T17:00:28.206000000</dc:date>
    <meta:editing-duration>PT2H1M49S</meta:editing-duration>
    <meta:editing-cycles>11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1" meta:word-count="46" meta:character-count="417" meta:non-whitespace-character-count="382"/>
  </office:meta>
</office:document-meta>
</file>